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2cm"/>
          <style:tab-stop style:position="8.251cm"/>
        </style:tab-stops>
      </style:paragraph-properties>
    </style:style>
    <style:style style:name="P3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fo:font-size="12pt" style:font-size-asian="12pt" style:font-size-complex="12pt"/>
    </style:style>
    <style:style style:name="P4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2cm"/>
          <style:tab-stop style:position="8.251cm"/>
        </style:tab-stops>
      </style:paragraph-properties>
      <style:text-properties fo:font-size="12pt" style:font-size-asian="12pt" style:font-size-complex="12pt"/>
    </style:style>
    <style:style style:name="P5" style:family="paragraph" style:parent-style-name="Standard">
      <style:paragraph-properties fo:margin-left="0cm" fo:margin-right="-0.004cm" fo:line-height="150%" fo:text-align="justify" style:justify-single-word="false" fo:text-indent="0cm" style:auto-text-indent="false">
        <style:tab-stops>
          <style:tab-stop style:position="1cm"/>
        </style:tab-stops>
      </style:paragraph-properties>
    </style:style>
    <style:style style:name="P6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>
        <style:tab-stops>
          <style:tab-stop style:position="8.251cm"/>
        </style:tab-stops>
      </style:paragraph-properties>
      <style:text-properties fo:font-size="12pt" fo:font-weight="bold" style:font-size-asian="12pt" style:font-weight-asian="bold"/>
    </style:style>
    <style:style style:name="P7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</style:style>
    <style:style style:name="P8" style:family="paragraph" style:parent-style-name="Standard">
      <style:paragraph-properties fo:margin-left="1cm" fo:margin-right="-0.004cm" fo:text-align="justify" style:justify-single-word="false" fo:text-indent="-1cm" style:auto-text-indent="false">
        <style:tab-stops>
          <style:tab-stop style:position="0cm"/>
        </style:tab-stops>
      </style:paragraph-properties>
    </style:style>
    <style:style style:name="P9" style:family="paragraph" style:parent-style-name="Standard">
      <style:paragraph-properties fo:margin-left="1cm" fo:margin-right="-0.004cm" fo:line-height="150%" fo:text-align="justify" style:justify-single-word="false" fo:text-indent="-1cm" style:auto-text-indent="false">
        <style:tab-stops>
          <style:tab-stop style:position="0cm"/>
        </style:tab-stops>
      </style:paragraph-properties>
    </style:style>
    <style:style style:name="P10" style:family="paragraph" style:parent-style-name="Standard">
      <style:paragraph-properties fo:margin-left="1cm" fo:margin-right="-0.004cm" fo:text-align="justify" style:justify-single-word="false" fo:text-indent="-1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Times New Roman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2" style:family="paragraph">
      <style:paragraph-properties fo:text-align="star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4" style:family="text">
      <style:text-properties fo:color="#000000" style:font-name="Arial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name-asian="Courier New1" style:font-weight-asian="bold" style:font-name-complex="Courier New1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checkbox form:name="CheckBox" form:control-implementation="ooo:com.sun.star.form.component.CheckBox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5">%#include </text:span><text:span text:style-name="T6">enTetesDecisionRFM</text:span><text:span text:style-name="T5">#%</text:span></text:p>
      <text:p text:style-name="P1"/>
      <text:p text:style-name="P6">%=OBJET=%</text:p>
      <text:p text:style-name="P6">%=DOSSIER=%</text:p>
      <text:p text:style-name="P3"/>
      <text:p text:style-name="P3"/>
      <text:p text:style-name="P3">%=TITRE=%</text:p>
      <text:p text:style-name="P3"/>
      <text:p text:style-name="P3">%=RECU=%</text:p>
      <text:p text:style-name="P3"/>
      <text:p text:style-name="P3">%=MANQUANT=%</text:p>
      <text:p text:style-name="P3"/>
      <text:p text:style-name="P5"><text:span text:style-name="T1"><draw:control text:anchor-type="as-char" draw:z-index="0" draw:style-name="gr1" draw:text-style-name="P12" svg:width="0.318cm" svg:height="0.318cm" draw:control="control1"/></text:span><text:span text:style-name="T1"><text:tab/>%=QUESTIONNAIRE=%</text:span></text:p>
      <text:p text:style-name="P5"><text:span text:style-name="T1"><draw:control text:anchor-type="as-char" draw:z-index="1" draw:style-name="gr1" draw:text-style-name="P12" svg:width="0.318cm" svg:height="0.318cm" draw:control="control2"/></text:span><text:span text:style-name="T1"><text:tab/>%=RADIO=%</text:span></text:p>
      <text:p text:style-name="P5"><text:span text:style-name="T1"><draw:control text:anchor-type="as-char" draw:z-index="2" draw:style-name="gr1" draw:text-style-name="P12" svg:width="0.318cm" svg:height="0.318cm" draw:control="control3"/></text:span><text:span text:style-name="T1"><text:tab/>%=LABO=%</text:span></text:p>
      <text:p text:style-name="P5"><text:span text:style-name="T1"><draw:control text:anchor-type="as-char" draw:z-index="3" draw:style-name="gr1" draw:text-style-name="P12" svg:width="0.318cm" svg:height="0.318cm" draw:control="control4"/></text:span><text:span text:style-name="T1"><text:tab/>%=MOTIFS=%</text:span></text:p>
      <text:p text:style-name="P5"><text:span text:style-name="T1"><draw:control text:anchor-type="as-char" draw:z-index="4" draw:style-name="gr1" draw:text-style-name="P12" svg:width="0.318cm" svg:height="0.318cm" draw:control="control5"/></text:span><text:span text:style-name="T1"><text:tab/>%=DIAGNOSTIQUE=%</text:span></text:p>
      <text:p text:style-name="P9"><text:span text:style-name="T1"><draw:control text:anchor-type="as-char" draw:z-index="5" draw:style-name="gr1" draw:text-style-name="P12" svg:width="0.318cm" svg:height="0.318cm" draw:control="control6"/></text:span><text:span text:style-name="T1"><text:tab/>%=MODELE=%</text:span></text:p>
      <text:p text:style-name="P8"><text:span text:style-name="T1"><draw:control text:anchor-type="as-char" draw:z-index="6" draw:style-name="gr1" draw:text-style-name="P12" svg:width="0.318cm" svg:height="0.318cm" draw:control="control7"/></text:span><text:span text:style-name="T1"><text:tab/>%=GRAVITE=%</text:span></text:p>
      <text:p text:style-name="P10"/>
      <text:p text:style-name="P3">%=SALUTATIONS=%</text:p>
      <text:p text:style-name="P3"/>
      <text:p text:style-name="P3"/>
      <text:p text:style-name="P7"><text:span text:style-name="T1"><text:tab/></text:span><text:span text:style-name="T3">%#</text:span><text:span text:style-name="T4">include <text:s/>signatureRFM</text:span><text:span text:style-name="T3">#%</text:span></text:p>
      <text:p text:style-name="P3"/>
      <text:p text:style-name="P3"/>
      <text:p text:style-name="P2"><text:span text:style-name="T2">%=ANNEXE=%</text:span><text:span text:style-name="T1">:<text:tab/>- %=QUESTIONS=%</text:span></text:p>
      <text:p text:style-name="P4"><text:tab/>- %=LISTE=%</text:p>
      <text:p text:style-name="P2"><text:span text:style-name="T2">%=COPIE=%</text:span><text:span text:style-name="T1">: <text:tab/>- %=BENEF_PC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Références" style:family="paragraph" style:parent-style-name="Standard">
      <style:paragraph-properties fo:line-height="0.459cm" fo:text-align="justify" style:justify-single-word="false">
        <style:tab-stops>
          <style:tab-stop style:position="8.89cm"/>
        </style:tab-stops>
      </style:paragraph-properties>
      <style:text-properties style:font-name="Arial" fo:font-size="7pt" style:font-size-asian="7pt"/>
    </style:style>
    <style:style style:name="WW8Num1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00" style:font-name="Wingdings" fo:font-size="10pt" style:font-size-asian="10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">
        <style:list-level-properties text:space-before="0.635cm" text:min-label-width="0.635cm"/>
        <style:text-properties style:font-name="Wingdings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09-04-20T09:01:00</meta:creation-date>
    <dc:creator>Mike Boillat</dc:creator>
    <dc:date>2012-02-23T15:55:19</dc:date>
    <meta:print-date>2009-04-24T14:28:00</meta:print-date>
    <meta:editing-cycles>16</meta:editing-cycles>
    <meta:editing-duration>PT2H28M50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AdHocReviewCycleID" meta:value-type="integer">1005550893</meta:user-defined>
    <meta:document-statistic meta:table-count="0" meta:image-count="0" meta:object-count="0" meta:page-count="1" meta:paragraph-count="18" meta:word-count="23" meta:character-count="280"/>
  </office:meta>
</office:document-meta>
</file>